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style:font-name="Roboto" fo:font-size="36pt" fo:letter-spacing="normal" fo:font-style="normal" fo:font-weight="normal" style:font-weight-asian="normal" style:font-weight-complex="normal"/>
    </style:style>
    <style:style style:name="T1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920229051416712946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22157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45937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28237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753936349531725389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598110840497918383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473620995963064761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386082410845436752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32209675795647727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511286551200066216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15"><text:soft-page-break/>Sat Feb 9, 2019 <text:span text:style-name="T2">4.2 miles</text:span> </text:p>
      <text:p text:style-name="P15"><text:span text:style-name="T2">Warmup:</text:span> <text:s/>I ran 2 miles on a Wise Center treadmill. Splits: 8:59, 8:41</text:p>
      <text:p text:style-name="P15">9 minutes rest</text:p>
      <text:p text:style-name="P16">Run: <text:span text:style-name="T3">0.2 mile lead into a 1 mile run. Time for the mile: 7:36</text:span></text:p>
      <text:p text:style-name="P15">I started running at 7:47/mile pace and ended at 6:40/mile pace, </text:p>
      <text:p text:style-name="P15">Ending pulse: 160</text:p>
      <text:p text:style-name="P16">Warm down:<text:span text:style-name="T3"> 1mile in 9:51 going faster as I ran </text:span></text:p>
      <text:p text:style-name="P15"/>
      <text:p text:style-name="P16"><text:span text:style-name="T3">Sun Feb 10, 2019 </text:span>no running<text:span text:style-name="T3"> </text:span></text:p>
      <text:p text:style-name="P15">I injured my right knee slightly picking up something while in an awkward position.</text:p>
      <text:p text:style-name="P15"/>
      <text:p text:style-name="P16"><text:span text:style-name="T3">Mon Feb 11, 2019 </text:span>4 miles<text:span text:style-name="T3"> <text:s/></text:span></text:p>
      <text:p text:style-name="P15">My right knee is a still somewhat sore. </text:p>
      <text:p text:style-name="P16">Warmup:<text:span text:style-name="T3"> I massaged my right leg </text:span></text:p>
      <text:p text:style-name="P16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I think riding the bike will help my knee.</text:p>
      <text:p text:style-name="P16"/>
      <text:p text:style-name="P15">Tues Feb 12, 2019 <text:span text:style-name="T2">4 miles</text:span></text:p>
      <text:p text:style-name="P15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After the massage my knee felt better.</text:p>
      <text:p text:style-name="P48"><text:span text:style-name="T11">Run: <text:s/></text:span><text:span text:style-name="T12">On a Wise Center treadmill I cautiously ran 4 miles starting at 10:00/mile and ending at 9:00/mile and averaging about 9:30/mile. <text:s/>My knee felt okay.</text:span></text:p>
      <text:p text:style-name="P15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2T14:51:50.46</dc:date>
    <dc:creator>James  Lombardi</dc:creator>
    <meta:editing-duration>P7DT13H13M3S</meta:editing-duration>
    <meta:editing-cycles>666</meta:editing-cycles>
    <meta:generator>OpenOffice/4.1.2$Win32 OpenOffice.org_project/412m3$Build-9782</meta:generator>
    <meta:document-statistic meta:table-count="0" meta:image-count="0" meta:object-count="0" meta:page-count="19" meta:paragraph-count="506" meta:word-count="6542" meta:character-count="32600"/>
  </office:meta>
</office:document-meta>
</file>